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000000020CB127A0B59F66CB2.png" manifest:media-type="image/png"/>
  <manifest:file-entry manifest:full-path="Pictures/100002010000002000000020B7DD488E6B1BF1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mily-generic="roman"/>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margin-left="-0.0799in" fo:margin-right="0in" fo:text-indent="0in" style:auto-text-indent="false">
        <style:tab-stops>
          <style:tab-stop style:position="3.3299in" style:type="center"/>
          <style:tab-stop style:position="6.5799in" style:type="right"/>
        </style:tab-stops>
      </style:paragraph-properties>
    </style:style>
    <style:style style:name="P2" style:family="paragraph" style:parent-style-name="Header">
      <style:paragraph-properties fo:text-align="center" style:justify-single-word="false"/>
    </style:style>
    <style:style style:name="P3" style:family="paragraph" style:parent-style-name="Header">
      <style:paragraph-properties fo:margin-left="0in" fo:margin-right="-0.0799in" fo:text-align="end" style:justify-single-word="false" fo:text-indent="0in" style:auto-text-indent="false"/>
    </style:style>
    <style:style style:name="P4" style:family="paragraph" style:parent-style-name="Normal">
      <style:paragraph-properties fo:line-height="115%"/>
    </style:style>
    <style:style style:name="P5" style:family="paragraph" style:parent-style-name="Normal">
      <style:paragraph-properties fo:line-height="115%"/>
      <style:text-properties fo:font-size="14pt" fo:font-weight="bold" style:font-size-asian="14pt" style:font-weight-asian="bold" style:font-size-complex="14pt" style:font-weight-complex="bold"/>
    </style:style>
    <style:style style:name="P6" style:family="paragraph" style:parent-style-name="Normal">
      <style:paragraph-properties fo:line-height="115%"/>
      <style:text-properties fo:font-size="12pt" style:font-name-asian="MS Mincho" style:font-size-asian="12pt" style:font-size-complex="12pt"/>
    </style:style>
    <style:style style:name="P7" style:family="paragraph" style:parent-style-name="Normal">
      <style:text-properties fo:color="#24292e" style:font-name="Calibri" fo:font-size="12pt" style:font-name-asian="Calibri" style:font-size-asian="12pt" style:font-name-complex="Calibri" style:font-size-complex="12pt"/>
    </style:style>
    <style:style style:name="P8" style:family="paragraph" style:parent-style-name="Normal">
      <style:paragraph-properties fo:line-height="115%"/>
      <style:text-properties fo:color="#24292e" style:font-name="Calibri" fo:font-size="12pt" style:font-name-asian="Calibri" style:font-size-asian="12pt" style:font-name-complex="Calibri" style:font-size-complex="12pt"/>
    </style:style>
    <style:style style:name="P9" style:family="paragraph" style:parent-style-name="Normal">
      <style:text-properties fo:color="#24292e" style:font-name="Calibri" fo:font-size="12pt" fo:font-style="italic" style:font-name-asian="Calibri" style:font-size-asian="12pt" style:font-style-asian="italic" style:font-name-complex="Calibri" style:font-size-complex="12pt" style:font-style-complex="italic"/>
    </style:style>
    <style:style style:name="P10" style:family="paragraph" style:parent-style-name="Normal">
      <style:text-properties fo:color="#24292e" style:font-name="Calibri" fo:font-size="14pt" fo:font-weight="bold" style:font-name-asian="Calibri" style:font-size-asian="14pt" style:font-weight-asian="bold" style:font-name-complex="Calibri" style:font-size-complex="14pt" style:font-weight-complex="bold"/>
    </style:style>
    <style:style style:name="P11" style:family="paragraph" style:parent-style-name="Normal">
      <style:paragraph-properties fo:line-height="115%"/>
      <style:text-properties fo:color="#24292e" style:font-name="Calibri" fo:font-size="14pt" fo:font-weight="bold" style:font-name-asian="Calibri" style:font-size-asian="14pt" style:font-weight-asian="bold" style:font-name-complex="Calibri" style:font-size-complex="14pt" style:font-weight-complex="bold"/>
    </style:style>
    <style:style style:name="P12" style:family="paragraph" style:parent-style-name="Normal">
      <style:text-properties fo:color="#222222" style:font-name="sans-serif" fo:font-size="10.5pt" style:font-name-asian="sans-serif" style:font-size-asian="10.5pt" style:font-name-complex="sans-serif" style:font-size-complex="10.5pt"/>
    </style:style>
    <style:style style:name="P13" style:family="paragraph" style:parent-style-name="Normal">
      <style:text-properties fo:color="#222222" fo:font-size="14pt" fo:font-weight="bold" style:font-name-asian="MS Mincho" style:font-size-asian="14pt" style:font-weight-asian="bold" style:font-size-complex="14pt" style:font-weight-complex="bold"/>
    </style:style>
    <style:style style:name="P14" style:family="paragraph" style:parent-style-name="Normal">
      <style:text-properties fo:color="#222222" fo:font-size="12pt" style:font-name-asian="MS Mincho" style:font-size-asian="12pt" style:font-size-complex="12pt"/>
    </style:style>
    <style:style style:name="P15" style:family="paragraph" style:parent-style-name="Normal">
      <style:text-properties style:font-name="Calibri" fo:font-size="14pt" fo:language="en" fo:country="GB" fo:font-weight="bold" style:font-name-asian="Calibri" style:font-size-asian="14pt" style:font-weight-asian="bold" style:font-name-complex="Calibri" style:font-size-complex="14pt" style:font-weight-complex="bold"/>
    </style:style>
    <style:style style:name="P16" style:family="paragraph" style:parent-style-name="Normal">
      <style:paragraph-properties fo:text-align="justify" style:justify-single-word="false"/>
      <style:text-properties style:font-name="Calibri" fo:font-size="12pt" fo:language="en" fo:country="GB" style:font-name-asian="Calibri" style:font-size-asian="12pt" style:font-name-complex="Calibri" style:font-size-complex="12pt"/>
    </style:style>
    <style:style style:name="P17" style:family="paragraph" style:parent-style-name="Normal">
      <style:paragraph-properties fo:text-align="justify" style:justify-single-word="false"/>
    </style:style>
    <style:style style:name="P18" style:family="paragraph" style:parent-style-name="Normal">
      <style:paragraph-properties fo:line-height="115%"/>
      <style:text-properties fo:color="#333333" style:font-name="Calibri" fo:font-size="10.5pt" style:font-name-asian="Calibri" style:font-size-asian="10.5pt" style:font-name-complex="Calibri" style:font-size-complex="10.5pt"/>
    </style:style>
    <style:style style:name="P19" style:family="paragraph" style:parent-style-name="Normal">
      <style:paragraph-properties fo:margin-left="1in" fo:margin-right="0in" fo:line-height="115%" fo:text-indent="0in" style:auto-text-indent="false">
        <style:tab-stops/>
      </style:paragraph-properties>
      <style:text-properties fo:color="#24292e" style:font-name="Calibri" fo:font-size="12pt" style:font-name-asian="Calibri" style:font-size-asian="12pt" style:font-name-complex="Calibri" style:font-size-complex="12pt"/>
    </style:style>
    <style:style style:name="P20" style:family="paragraph" style:parent-style-name="Heading_20_1" style:master-page-name="MP0">
      <style:paragraph-properties fo:line-height="115%" fo:text-align="center" style:justify-single-word="false" style:page-number="auto" fo:break-before="page"/>
      <style:text-properties fo:color="#4472c4" fo:font-size="20pt" style:font-size-asian="20pt" style:font-size-complex="20pt"/>
    </style:style>
    <style:style style:name="P21" style:family="paragraph" style:parent-style-name="Normal">
      <style:paragraph-properties fo:line-height="115%"/>
    </style:style>
    <style:style style:name="P22" style:family="paragraph" style:parent-style-name="Normal">
      <style:paragraph-properties fo:text-align="justify" style:justify-single-word="false"/>
      <style:text-properties style:font-name="Calibri" fo:font-size="12pt" fo:language="en" fo:country="GB" style:font-name-asian="Calibri" style:font-size-asian="12pt" style:font-name-complex="Calibri" style:font-size-complex="12pt"/>
    </style:style>
    <style:style style:name="P23" style:family="paragraph" style:parent-style-name="Normal">
      <style:text-properties style:font-name="Calibri" fo:font-size="14pt" fo:language="en" fo:country="GB" fo:font-weight="bold" style:font-name-asian="Calibri" style:font-size-asian="14pt" style:font-weight-asian="bold" style:font-name-complex="Calibri" style:font-size-complex="14pt" style:font-weight-complex="bold"/>
    </style:style>
    <style:style style:name="P24" style:family="paragraph" style:parent-style-name="Normal">
      <style:text-properties fo:color="#24292e" style:font-name="Calibri" fo:font-size="12pt" style:font-name-asian="Calibri" style:font-size-asian="12pt" style:font-name-complex="Calibri" style:font-size-complex="12pt"/>
    </style:style>
    <style:style style:name="P25" style:family="paragraph" style:parent-style-name="Normal">
      <style:text-properties fo:color="#24292e" style:font-name="Calibri" fo:font-size="14pt" fo:font-weight="bold" style:font-name-asian="Calibri" style:font-size-asian="14pt" style:font-weight-asian="bold" style:font-name-complex="Calibri" style:font-size-complex="14pt" style:font-weight-complex="bold"/>
    </style:style>
    <style:style style:name="P26" style:family="paragraph" style:parent-style-name="Normal">
      <style:text-properties fo:color="#222222" fo:font-size="12pt" style:font-name-asian="MS Mincho" style:font-size-asian="12pt" style:font-size-complex="12pt"/>
    </style:style>
    <style:style style:name="T1" style:family="text">
      <style:text-properties fo:color="#24292e" style:font-name="Calibri" fo:font-size="12pt" style:font-name-asian="Calibri" style:font-size-asian="12pt" style:font-name-complex="Calibri" style:font-size-complex="12pt"/>
    </style:style>
    <style:style style:name="T2" style:family="text">
      <style:text-properties fo:color="#24292e" style:font-name="Calibri" fo:font-size="14pt" fo:font-weight="bold" style:font-name-asian="Calibri" style:font-size-asian="14pt" style:font-weight-asian="bold" style:font-name-complex="Calibri" style:font-size-complex="14pt"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2pt" style:font-size-asian="12pt" style:font-size-complex="12pt"/>
    </style:style>
    <style:style style:name="T5" style:family="text">
      <style:text-properties style:font-name="sans-serif" fo:font-size="10.5pt" style:font-name-asian="sans-serif" style:font-size-asian="10.5pt" style:font-name-complex="sans-serif" style:font-size-complex="10.5pt"/>
    </style:style>
    <style:style style:name="T6" style:family="text">
      <style:text-properties style:font-name="Calibri" fo:font-size="14pt" fo:language="en" fo:country="GB" style:font-name-asian="Calibri" style:font-size-asian="14pt" style:font-name-complex="Calibri" style:font-size-complex="14pt"/>
    </style:style>
    <style:style style:name="T7" style:family="text">
      <style:text-properties style:font-name="Calibri" fo:font-size="12pt" fo:language="en" fo:country="GB" style:font-name-asian="Calibri" style:font-size-asian="12pt" style:font-name-complex="Calibri" style:font-size-complex="12pt"/>
    </style:style>
    <style:style style:name="T8" style:family="text">
      <style:text-properties fo:color="#000000" fo:font-size="14pt" fo:language="en" fo:country="GB" fo:font-weight="bold" style:font-name-asian="MS Mincho" style:font-size-asian="14pt" style:font-weight-asian="bold" style:font-size-complex="14pt" style:font-weight-complex="bold"/>
    </style:style>
    <style:style style:name="T9" style:family="text">
      <style:text-properties fo:color="#333333" style:font-name="Calibri" fo:font-size="10.5pt" style:font-name-asian="Calibri" style:font-size-asian="10.5pt" style:font-name-complex="Calibri" style:font-size-complex="10.5pt"/>
    </style:style>
    <style:style style:name="T10" style:family="text">
      <style:text-properties fo:color="#333333" style:font-name="Calibri" fo:font-size="14pt" fo:font-weight="bold" style:font-name-asian="Calibri" style:font-size-asian="14pt" style:font-weight-asian="bold" style:font-name-complex="Calibri" style:font-size-complex="14pt" style:font-weight-complex="bold"/>
    </style:style>
    <style:style style:name="T11" style:family="text">
      <style:text-properties officeooo:rsid="0001d878"/>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text:span text:style-name="T11">ES</text:span>peak <text:span text:style-name="T11">NG </text:span>Documentation for recent changes</text:h>
      <text:p text:style-name="P4"/>
      <text:p text:style-name="P4"/>
      <text:p text:style-name="P5">Voice: -</text:p>
      <text:p text:style-name="P6">Edited the primary code and Added event listeners for selecting the voice.</text:p>
      <text:p text:style-name="P6">It also checks the file if its legit by checking letter and number available in text file the is used in voice modulation.</text:p>
      <text:p text:style-name="P6">Voice variant was added to the program.</text:p>
      <text:p text:style-name="P6">It uses terminal command to execute the requested variants. Using voice as parameter to command line program is compiled to check the selected file and to change voice in the program.</text:p>
      <text:p text:style-name="P4"/>
      <text:p text:style-name="P5">GUI: -</text:p>
      <text:p text:style-name="P4"><text:span text:style-name="Default_20_Paragraph_20_Font"><text:span text:style-name="T1">Improve support for different GUI languages using Java *. properties files. </text:span></text:span></text:p>
      <text:p text:style-name="P8">Default text box word is now available in 4 languages according to user’s preference. User can change the language in eSpeak NG java editor</text:p>
      <text:p text:style-name="P8">Options <text:s text:c="2"/>- <text:s text:c="2"/>Language <text:s text:c="2"/>- (English/ Latvian/ Russian/ Tamil)</text:p>
      <text:p text:style-name="P8">Changes made in GUI to translate all menu bar buttons and system buttons to User preferred language.</text:p>
      <text:p text:style-name="P8">Adding fourth language Tamil in User Interface.</text:p>
      <text:p text:style-name="P8"/>
      <text:p text:style-name="P11">Adding Functions to Buttons: -</text:p>
      <text:p text:style-name="P8">Speak Characters – this function returns the given word in separate characters</text:p>
      <text:p text:style-name="P8"><text:s text:c="35"/>E.g. <text:s text:c="4"/>“Hello” as <text:s/>“H”, ”E”, ”L”, ”L", ”O” </text:p>
      <text:p text:style-name="P8"/>
      <text:p text:style-name="P8"/>
      <text:p text:style-name="P8"/>
      <text:p text:style-name="P8"><text:soft-page-break/></text:p>
      <text:p text:style-name="P8"/>
      <text:p text:style-name="P8">Speak Character Name – This function returns given words separated by vowels to stress on space or word ending.</text:p>
      <text:p text:style-name="P19"><text:s text:c="9"/>E.g. “Because” <text:s/>as <text:s/>“be - cause”</text:p>
      <text:p text:style-name="P8">Speak Punctuations - This function returns just punctuation from the given word. The alphabets and numbers from the word are ignored.</text:p>
      <text:p text:style-name="P8"><text:s text:c="36"/>E.g. “hello*” <text:s text:c="2"/>only * is returned</text:p>
      <text:p text:style-name="P8"/>
      <text:p text:style-name="P11">Importing Graph: -</text:p>
      <text:p text:style-name="P8">Graph can be imported using</text:p>
      <text:p text:style-name="P8"><text:s/>File – Open – (dz_pzd/dzh/xdz) variants respectively.</text:p>
      <text:p text:style-name="P8"/>
      <text:p text:style-name="P11">Added Mouse Listeners: -</text:p>
      <text:p text:style-name="P8">Right Click - <text:s text:c="2"/>Pop up menu – Open – To open graphs and folders.</text:p>
      <text:p text:style-name="P8">Right Click - <text:s text:c="2"/>Pop up menu – Export – To export the graph on screen to a file.</text:p>
      <text:p text:style-name="P8">Right Click - <text:s text:c="2"/>Pop up menu – Close Graph – To close only selected graph in the panel.</text:p>
      <text:p text:style-name="P8">Right Click - <text:s text:c="2"/>Pop up menu – Close all Graph – To close all the graphs in the panel.</text:p>
      <text:p text:style-name="P8">Right Click - <text:s text:c="2"/>Pop up menu – Quit – To quit the Program.</text:p>
      <text:p text:style-name="P4"/>
      <text:p text:style-name="P4"><text:span text:style-name="Default_20_Paragraph_20_Font"><text:span text:style-name="T3">Interactive Buttons: -</text:span></text:span></text:p>
      <text:p text:style-name="P4">Menu bar - Speak – Pause (or)</text:p>
      <text:p text:style-name="P4"><text:s/><draw:frame draw:style-name="fr1" draw:name="picture" text:anchor-type="as-char" svg:y="0in" svg:width="0.3228in" style:rel-width="scale" svg:height="0.3228in" style:rel-height="scale" draw:z-index="0"><draw:image xlink:href="Pictures/100002010000002000000020B7DD488E6B1BF117.png" xlink:type="simple" xlink:show="embed" xlink:actuate="onLoad"/></draw:frame> Pause button in Text tab <text:s text:c="4"/>- <text:s text:c="12"/>To pause speaking part of the program.</text:p>
      <text:p text:style-name="P4"/>
      <text:p text:style-name="P4"/>
      <text:p text:style-name="P4"><text:soft-page-break/>Menu bar - Speak –Stop (or)</text:p>
      <text:p text:style-name="P4"><draw:frame draw:style-name="fr1" draw:name="Image1" text:anchor-type="as-char" svg:y="0in" svg:width="0.3228in" style:rel-width="scale" svg:height="0.3228in" style:rel-height="scale" draw:z-index="1"><draw:image xlink:href="Pictures/100002010000002000000020CB127A0B59F66CB2.png" xlink:type="simple" xlink:show="embed" xlink:actuate="onLoad"/></draw:frame> Stop button in Text tab <text:s text:c="8"/>- <text:s text:c="13"/>To stop speaking part of the program.</text:p>
      <text:p text:style-name="P4"/>
      <text:p text:style-name="P4">Menu bar - Speak - Speak (or)</text:p>
      <text:p text:style-name="P4">Play button in Text tab <text:s text:c="10"/>- <text:s text:c="13"/>To start speaking the user inputted characters.</text:p>
      <text:p text:style-name="P8"/>
      <text:p text:style-name="P7">If Pause button is pressed then to resume the speaking process click,</text:p>
      <text:p text:style-name="Normal"><text:span text:style-name="Default_20_Paragraph_20_Font"><text:span text:style-name="T1">Resume button in Text tab - <text:s text:c="10"/>To resume the speaking process in the program.</text:span></text:span></text:p>
      <text:p text:style-name="P7"/>
      <text:p text:style-name="P10">Prosody Tab: -</text:p>
      <text:p text:style-name="P10"/>
      <text:p text:style-name="P7">If changes are made in the Prosody tab, then clicking Speak will speak the modified prosody while Translate will revert to the default prosody settings for the text.</text:p>
      <text:p text:style-name="P7">Results are shown in Prosody tab after the Speak button is clicked to speak the text.</text:p>
      <text:p text:style-name="Normal"><text:span text:style-name="Default_20_Paragraph_20_Font"><text:span text:style-name="T1">Click on a vowel phoneme which is displayed in the Prosody tab. A red line appears under it to indicate that it has been selected.</text:span></text:span></text:p>
      <text:p text:style-name="P7">These are the useful prosody editor shortcuts available only in prosody tab,</text:p>
      <text:p text:style-name="P7">**Left** : <text:s text:c="2"/>Move to previous phoneme.</text:p>
      <text:p text:style-name="P7">**Right** : <text:s text:c="2"/>Move to next phoneme.</text:p>
      <text:p text:style-name="P7">**Up** : <text:s text:c="2"/>Increase pitch.</text:p>
      <text:p text:style-name="P7">**Down** : <text:s text:c="2"/>Decrease pitch.</text:p>
      <text:p text:style-name="P7">**Ctrl Up** : <text:s text:c="2"/>Increase pitch range.</text:p>
      <text:p text:style-name="P7">**Ctrl Down** : <text:s text:c="2"/>Decrease pitch range.</text:p>
      <text:p text:style-name="P7">**&amp;gt;** : <text:s text:c="2"/>Increase length.</text:p>
      <text:p text:style-name="P7">**&amp;lt;** : <text:s text:c="2"/>Decrease length.</text:p>
      <text:p text:style-name="P7"><text:soft-page-break/></text:p>
      <text:p text:style-name="P7"/>
      <text:p text:style-name="P10">Mbrola: -</text:p>
      <text:p text:style-name="P12">Multi-Band Resynthesis Overlap Add algorithm it provides the databases on diphone for major spoken language in the world.</text:p>
      <text:p text:style-name="P12">But first user needs to install it before expecting output. Linux code for installing mbrola.</text:p>
      <text:p text:style-name="Quote"><text:span text:style-name="Default_20_Paragraph_20_Font"><text:span text:style-name="T4">sudo apt install mbrola mbrola-en1</text:span></text:span></text:p>
      <text:p text:style-name="P12">It automatically analyzes the inputted text in the text area algorithm returns the time period of the character spelled and the graph coordinated example</text:p>
      <text:p text:style-name="Normal"><text:span text:style-name="Default_20_Paragraph_20_Font"><text:span text:style-name="T5">Output message:</text:span></text:span></text:p>
      <text:p text:style-name="Normal"><text:span text:style-name="Default_20_Paragraph_20_Font"><text:span text:style-name="T5"><text:s/>h <text:s text:c="3"/>70 <text:s text:c="72"/>- <text:s text:c="2"/>time period=70</text:span></text:span></text:p>
      <text:p text:style-name="Normal"><text:span text:style-name="Default_20_Paragraph_20_Font"><text:span text:style-name="T5">@ <text:s text:c="3"/>24 <text:s text:c="4"/>0 94 20 95 40 96 59 97 80 99 100 99 <text:s text:c="7"/>- <text:s text:c="2"/>time period=24 <text:s/></text:span></text:span></text:p>
      <text:p text:style-name="Normal"><text:span text:style-name="Default_20_Paragraph_20_Font"><text:span text:style-name="T5"><text:s text:c="84"/>- graph coordinates <text:s text:c="2"/>x=0, y=94 ….x=100, y=99</text:span></text:span></text:p>
      <text:p text:style-name="Normal"><text:span text:style-name="Default_20_Paragraph_20_Font"><text:span text:style-name="T5"><text:s/>l <text:s text:c="3"/>65 <text:s text:c="73"/>- <text:s text:c="2"/>time period=65</text:span></text:span></text:p>
      <text:p text:style-name="Normal"><text:span text:style-name="Default_20_Paragraph_20_Font"><text:span text:style-name="T5">@U <text:s text:c="3"/>175 <text:s text:c="4"/>0 102 80 76 100 76 <text:s text:c="30"/>- <text:s text:c="2"/>time period=175 </text:span></text:span></text:p>
      <text:p text:style-name="Normal"><text:span text:style-name="Default_20_Paragraph_20_Font"><text:span text:style-name="T5"><text:s text:c="84"/>- graph coordinates x=0, y=102 ….x=100, y=76</text:span></text:span></text:p>
      <text:p text:style-name="P7">Displays the result in Prosody tab and the software console.</text:p>
      <text:p text:style-name="P7"/>
      <text:p text:style-name="P7"/>
      <text:p text:style-name="P13">Speak File: -</text:p>
      <text:p text:style-name="P14">Menu bar – Speak – Speak file</text:p>
      <text:p text:style-name="P14"/>
      <text:p text:style-name="P10">Compile: -</text:p>
      <text:p text:style-name="P9">Menu bar – Compile – Compile dictionary” ----</text:p>
      <text:p text:style-name="P7">To open file chooser for finding dictionary to compile.</text:p>
      <text:p text:style-name="P9">Menu bar – Compile – Compile dictionary (debug) ----</text:p>
      <text:p text:style-name="P7">To open file chooser for finding dictionary to debug in the program.</text:p>
      <text:p text:style-name="P9"><text:soft-page-break/>Menu bar – Compile – Compile phenome data <text:s/>----</text:p>
      <text:p text:style-name="P7">To compile phenome data using phenome and phSource to provide details about references of phenome data, reused phenome data and errors in compiled phenome data.</text:p>
      <text:p text:style-name="P7"/>
      <text:p text:style-name="P10">Exporting Graph: -</text:p>
      <text:p text:style-name="P10"/>
      <text:p text:style-name="P7">Exporting graph to user indented target file was not possible in previous version of ESpeak ng. It can only export graph in workspace file of ESpeak ng.</text:p>
      <text:p text:style-name="P7">Menu bar – File – Export graph – File chooser || <text:s text:c="3"/>Right Click – Export – File chooser </text:p>
      <text:p text:style-name="P7">To Export graph anywhere in the computer.</text:p>
      <text:p text:style-name="P7"/>
      <text:p text:style-name="P15">Spectrum graph and Listeners: -</text:p>
      <text:p text:style-name="P15"/>
      <text:p text:style-name="P17"><text:span text:style-name="Default_20_Paragraph_20_Font"><text:span text:style-name="T6">I</text:span></text:span><text:span text:style-name="Default_20_Paragraph_20_Font"><text:span text:style-name="T7">mplemented spectrum graph in the left lower corner of the Spect tab.</text:span></text:span></text:p>
      <text:p text:style-name="P17"><text:span text:style-name="Default_20_Paragraph_20_Font"><text:span text:style-name="T7">This graph shows frequencies of the first 3 formants (red circles) and peaks (black lines) of all frames placed in the right panel. Orange lines represent length (time in milliseconds) of correspondent frames from the right panel. This graph changes then different tab with different phoneme is chosen. This action has a problem: changing tabs changes graph sequence so is shown improper graph for chosen tab.</text:span></text:span></text:p>
      <text:p text:style-name="P17"><text:span text:style-name="Default_20_Paragraph_20_Font"><text:span text:style-name="T7">To create this graph, Spectrum Graph Class was written. This class have to be used to draw a pitch line.</text:span></text:span></text:p>
      <text:p text:style-name="P17"><text:span text:style-name="Default_20_Paragraph_20_Font"><text:span text:style-name="T7">Implemented state Changed listener to redraw spectrum graph at tab change. </text:span></text:span></text:p>
      <text:p text:style-name="P17"><text:span text:style-name="Default_20_Paragraph_20_Font"><text:span text:style-name="T7">Some corrections made to the visual appearance of the Spect tab (aligned text labels for rows, added %rms spinner).</text:span></text:span></text:p>
      <text:p text:style-name="P16"/>
      <text:p text:style-name="P16"/>
      <text:p text:style-name="P16"/>
      <text:p text:style-name="P17"><text:soft-page-break/><text:span text:style-name="Default_20_Paragraph_20_Font"><text:span text:style-name="T8">RMS Amplitude &amp; PHONETICS: -</text:span></text:span></text:p>
      <text:p text:style-name="P17"><text:span text:style-name="Default_20_Paragraph_20_Font"><text:span text:style-name="T7">For simple periodic waves, the Root Mean Square amplitude is equal to the peak amplitude multiplied by 0.707. For complex periodic waves, RMS amplitude cannot be derived directly from peak measurements. Peak measurements differ from RMS amplitude in that they give a measure of acoustic amplitude, whereas RMS amplitude is a measure of acoustic intensity (because perceived loudness is linked more closely to acoustic intensity than to acoustic amplitude). To calculate RMS amplitude, each sample in a waveform window is squared; then the average of the squares is calculated; and then, the square root is taken.</text:span></text:span></text:p>
      <text:p text:style-name="P17"/>
      <text:p text:style-name="P10">Log4j: -</text:p>
      <text:p text:style-name="Normal"><text:span text:style-name="Default_20_Paragraph_20_Font"><text:span text:style-name="T1">Replacing previously used java logger by new Log4j.</text:span></text:span></text:p>
      <text:p text:style-name="P7">Log4j which has more performance than java util logging which was previously used. And also level are changed according to log4j.</text:p>
      <text:p text:style-name="P7"/>
      <text:p text:style-name="P10">Splash Screen: -</text:p>
      <text:p text:style-name="P7">Added splash screen to software as a welcome screen that will be in and out while program take some time to load and appear.</text:p>
      <text:p text:style-name="Normal"/>
      <text:p text:style-name="P10">Thread Functionality: -</text:p>
      <text:p text:style-name="P7"><text:s/>ESpeak ng used single thread before to run every program in the software. Because of this user cannot pause or the stop the speaking process if the screen doesn’t respond till the speaking process end.</text:p>
      <text:p text:style-name="P7">Whereas adding thread functionality to the software that runs program smoothly and allows user to perform various activities even when software is in speaking process.</text:p>
      <text:p text:style-name="Normal"/>
      <text:p text:style-name="P11">Word Occurrence.: -</text:p>
      <text:p text:style-name="P18">Added count word occurrences button to the menu. That counts number of words used in the text area as an input.</text:p>
      <text:p text:style-name="P11"/>
      <text:p text:style-name="P4"><text:soft-page-break/><text:span text:style-name="Default_20_Paragraph_20_Font"><text:span text:style-name="T2">Documentation: -</text:span></text:span><text:line-break/><text:span text:style-name="Default_20_Paragraph_20_Font"><text:span text:style-name="T9">Fixed show documentation button. Now it opens documentation in your default web browser.</text:span></text:span><text:line-break/><text:line-break/><text:span text:style-name="Default_20_Paragraph_20_Font"><text:span text:style-name="T10">Removed Unused buttons: -</text:span></text:span></text:p>
      <text:p text:style-name="P4"><text:span text:style-name="Default_20_Paragraph_20_Font"><text:span text:style-name="T9">Removed Compile at sample rate this function is removed from official release so it's no longer needed in ESpeakng Software.</text:span></text:span></text:p>
      <text:p text:style-name="P18">Layout _rules files, Sort _rules files these are unnecessary buttons so it was removed.</text:p>
      <text:p text:style-name="P4"><text:span text:style-name="Default_20_Paragraph_20_Font"><text:span text:style-name="T9">Convert to UTF8 button removed because its outdated.</text:span></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mily-generic="roman"/>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Normal" style:next-style-name="Normal" style:default-outline-level="1" style:class="text">
      <style:paragraph-properties fo:margin-top="0.1665in" fo:margin-bottom="0in" loext:contextual-spacing="false" fo:keep-together="always" fo:hyphenation-ladder-count="no-limit" fo:keep-with-next="always"/>
      <style:text-properties fo:color="#2f5496" style:font-name="Calibri Light" fo:font-family="'Calibri Light'" style:font-family-generic="swiss" style:font-pitch="variable" fo:font-size="16pt" style:font-name-asian="MS Gothic" style:font-family-asian="'MS Gothic'" style:font-family-generic-asian="modern" style:font-pitch-asian="fixed" style:font-size-asian="16pt" style:font-name-complex="Times New Roman" style:font-family-complex="'Times New Roman'" style:font-family-generic-complex="roman" style:font-pitch-complex="variable" style:font-size-complex="16pt" fo:hyphenate="false"/>
    </style:style>
    <style:style style:name="Normal" style:family="paragraph">
      <style:paragraph-properties fo:hyphenation-ladder-count="no-limit"/>
      <style:text-properties fo:hyphenate="false"/>
    </style:style>
    <style:style style:name="Header" style:family="paragraph" style:parent-style-name="Normal"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Quote" style:family="paragraph" style:parent-style-name="Normal" style:next-style-name="Normal">
      <style:paragraph-properties fo:margin-left="0.6in" fo:margin-right="0.6in" fo:margin-top="0.139in" fo:margin-bottom="0.111in" loext:contextual-spacing="false" fo:text-align="center" style:justify-single-word="false" fo:hyphenation-ladder-count="no-limit" fo:text-indent="0in" style:auto-text-indent="false">
        <style:tab-stops/>
      </style:paragraph-properties>
      <style:text-properties fo:color="#404040" fo:font-style="italic" style:font-style-asian="italic" style:font-style-complex="italic"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6pt" style:font-name-asian="MS Gothic" style:font-family-asian="'MS Gothic'" style:font-family-generic-asian="modern" style:font-pitch-asian="fixed" style:font-size-asian="16pt" style:font-name-complex="Times New Roman" style:font-family-complex="'Times New Roman'" style:font-family-generic-complex="roman" style:font-pitch-complex="variable"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Quote_20_Char" style:display-name="Quote Char" style:family="text" style:parent-style-name="Default_20_Paragraph_20_Font">
      <style:text-properties fo:color="#404040" fo:font-style="italic" style:font-style-asian="italic" style:font-style-complex="italic"/>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6.5in" fo:margin-left="0in" table:align="left"/>
    </style:style>
    <style:style style:name="Table1.A" style:family="table-column">
      <style:table-column-properties style:column-width="2.1667in"/>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5in" fo:margin-left="0in" table:align="left"/>
    </style:style>
    <style:style style:name="Table2.A" style:family="table-column">
      <style:table-column-properties style:column-width="2.1667in"/>
    </style:style>
    <style:style style:name="Table2.A1" style:family="table-cell">
      <style:table-cell-properties fo:padding-left="0.075in" fo:padding-right="0.075in" fo:padding-top="0in" fo:padding-bottom="0in" fo:border="none" style:writing-mode="lr-tb"/>
    </style:style>
    <style:style style:name="MP1" style:family="paragraph" style:parent-style-name="Header">
      <style:paragraph-properties fo:margin-left="-0.0799in" fo:margin-right="0in" fo:text-indent="0in" style:auto-text-indent="false">
        <style:tab-stops>
          <style:tab-stop style:position="3.3299in" style:type="center"/>
          <style:tab-stop style:position="6.5799in"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Header">
      <style:paragraph-properties fo:margin-left="0in" fo:margin-right="-0.0799in" fo:text-align="end" style:justify-single-word="false" fo:text-indent="0in" style:auto-text-indent="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number-columns-repeated="3"/>
          <table:table-row>
            <table:table-cell table:style-name="Table1.A1" office:value-type="string">
              <text:p text:style-name="MP1"/>
            </table:table-cell>
            <table:table-cell table:style-name="Table1.A1" office:value-type="string">
              <text:p text:style-name="MP2"/>
            </table:table-cell>
            <table:table-cell table:style-name="Table1.A1" office:value-type="string">
              <text:p text:style-name="MP3"/>
            </table:table-cell>
          </table:table-row>
        </table:table>
        <text:p text:style-name="Header"/>
      </style:header>
      <style:footer>
        <table:table table:name="Table2" table:style-name="Table2">
          <table:table-column table:style-name="Table2.A" table:number-columns-repeated="3"/>
          <table:table-row>
            <table:table-cell table:style-name="Table2.A1" office:value-type="string">
              <text:p text:style-name="MP1"/>
            </table:table-cell>
            <table:table-cell table:style-name="Table2.A1" office:value-type="string">
              <text:p text:style-name="MP2"/>
            </table:table-cell>
            <table:table-cell table:style-name="Table2.A1" office:value-type="string">
              <text:p text:style-name="MP3"/>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dc:description/>
    <dc:subject/>
    <meta:initial-creator>Muthu sankar</meta:initial-creator>
    <meta:creation-date>2018-07-26T12:02:00Z</meta:creation-date>
    <dc:date>2018-07-26T15:04:17.385801330</dc:date>
    <meta:editing-cycles>2</meta:editing-cycles>
    <meta:editing-duration>PT1M52S</meta:editing-duration>
    <meta:document-statistic meta:table-count="2" meta:image-count="2" meta:object-count="0" meta:page-count="7" meta:paragraph-count="98" meta:word-count="1219" meta:character-count="7754" meta:non-whitespace-character-count="6015"/>
    <meta:template xlink:type="simple" xlink:actuate="onRequest" xlink:title="" xlink:href="Normal.dotm"/>
  </office:meta>
</office:document-meta>
</file>